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fill="solid" draw:fill-color="#5983b0" draw:textarea-horizontal-align="justify" draw:textarea-vertical-align="middle" draw:auto-grow-height="false" fo:min-height="1.803cm" fo:min-width="19.23cm"/>
    </style:style>
    <style:style style:name="gr2" style:family="graphic" style:parent-style-name="standard">
      <style:graphic-properties draw:fill="solid" draw:fill-color="#302709" draw:textarea-horizontal-align="justify" draw:textarea-vertical-align="middle" draw:auto-grow-height="false" fo:min-height="9.75cm" fo:min-width="19.23cm"/>
    </style:style>
    <style:style style:name="gr3" style:family="graphic" style:parent-style-name="standard">
      <style:graphic-properties svg:stroke-opacity="0%" draw:fill="solid" draw:fill-color="#aa444e" draw:opacity="100%" draw:textarea-horizontal-align="justify" draw:textarea-vertical-align="middle" draw:auto-grow-height="false" fo:min-height="8.75cm" fo:min-width="19.23cm"/>
    </style:style>
    <style:style style:name="gr4" style:family="graphic" style:parent-style-name="standard">
      <style:graphic-properties draw:fill="solid" draw:fill-color="#5983b0" draw:textarea-horizontal-align="justify" draw:textarea-vertical-align="middle" draw:auto-grow-height="false" fo:min-height="7.18cm" fo:min-width="19.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5f32e" draw:secondary-fill-color="#eeeeee" draw:opacity="100%" draw:textarea-horizontal-align="center" draw:textarea-vertical-align="middle" draw:auto-grow-height="false" draw:fit-to-size="false" style:shrink-to-fit="false" fo:min-height="2.965cm" fo:min-width="13.258cm" fo:padding-top="0.143cm" fo:padding-bottom="0.143cm" fo:padding-left="0.263cm" fo:padding-right="0.263cm" fo:wrap-option="wrap" draw:shadow="hidden" draw:shadow-offset-x="0.035cm" draw:shadow-offset-y="0.035cm" draw:shadow-color="#808080" draw:shadow-opacity="100%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0.976cm" fo:min-width="5.974cm" fo:padding-top="0.143cm" fo:padding-bottom="0.143cm" fo:padding-left="0.263cm" fo:padding-right="0.263cm" fo:wrap-option="wrap" draw:shadow="hidden" draw:shadow-offset-x="0.035cm" draw:shadow-offset-y="0.035cm" draw:shadow-color="#808080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75cm" fo:min-width="4.5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6.18cm" fo:min-width="6.5cm"/>
    </style:style>
    <style:style style:name="gr1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5cm" fo:min-width="5.75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5cm" fo:min-width="5.75cm"/>
    </style:style>
    <style:style style:name="gr18" style:family="graphic" style:parent-style-name="standard">
      <style:graphic-properties draw:fill-color="#7b3d00" draw:textarea-horizontal-align="justify" draw:textarea-vertical-align="middle" draw:auto-grow-height="false" fo:min-height="0.59cm" fo:min-width="2.41cm"/>
      <style:paragraph-properties style:writing-mode="lr-tb"/>
    </style:style>
    <style:style style:name="gr19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5cm" draw:marker-end-center="false" draw:stroke-linejoin="round" svg:stroke-linecap="butt" draw:fill="solid" draw:fill-color="#000000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07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 draw:fill-color="#5983b0"/>
      <style:paragraph-properties fo:text-align="center"/>
    </style:style>
    <style:style style:name="P2" style:family="paragraph">
      <loext:graphic-properties draw:fill="solid" draw:fill-color="#302709"/>
      <style:paragraph-properties fo:text-align="center"/>
    </style:style>
    <style:style style:name="P3" style:family="paragraph">
      <loext:graphic-properties draw:fill="solid" draw:fill-color="#aa444e"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05f32e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eeeeee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text-properties fo:color="#eeeeee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eeeeee" loext:opacity="100%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eeeeee" loext:opacity="100%"/>
    </style:style>
    <style:style style:name="P12" style:family="paragraph">
      <loext:graphic-properties draw:fill="none" draw:fill-color="#ffffff"/>
      <style:text-properties fo:color="#eeeeee" loext:opacity="100%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loext:graphic-properties draw:fill-color="#7b3d00"/>
      <style:paragraph-properties fo:text-align="center"/>
      <style:text-properties fo:color="#eeeeee" loext:opacity="100%" fo:font-weight="bold" style:font-weight-asian="bold" style:font-weight-complex="bold"/>
    </style:style>
    <style:style style:name="P1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eeeeee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eeeee" loext:opacity="100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3cm" svg:height="2.053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73cm" svg:height="10cm" svg:x="0.635cm" svg:y="1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73cm" svg:height="9cm" svg:x="0.635cm" svg:y="2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73cm" svg:height="7.43cm" svg:x="0.635cm" svg:y="21.6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02cm" svg:height="0.962cm" svg:x="6.135cm" svg:y="3.885cm">
          <draw:text-box>
            <text:p/>
          </draw:text-box>
        </draw:frame>
        <draw:custom-shape draw:name="Letter 1" draw:style-name="gr6" draw:text-style-name="P6" draw:layer="layout" svg:width="13.784cm" svg:height="3.25cm" svg:x="3.608cm" svg:y="4.135cm">
          <text:p text:style-name="P5"><text:span text:style-name="T1">Hey I am Muhammad Lawal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Letter 2" draw:style-name="gr7" draw:text-style-name="P7" draw:layer="layout" svg:width="6.5cm" svg:height="1.261cm" svg:x="7.635cm" svg:y="7.124cm">
          <text:p text:style-name="P5"><text:span text:style-name="T1">A Web Developer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8" draw:text-style-name="P9" draw:layer="layout" svg:width="9.5cm" svg:height="1.505cm" svg:x="5.75cm" svg:y="12.135cm">
          <draw:text-box>
            <text:p text:style-name="P8"><text:span text:style-name="T2">These are some of my Projects</text:span></text:p>
          </draw:text-box>
        </draw:frame>
        <draw:custom-shape draw:style-name="gr9" draw:text-style-name="P10" draw:layer="layout" svg:width="5cm" svg:height="4cm" svg:x="1.885cm" svg:y="13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cm" svg:height="4cm" svg:x="7.886cm" svg:y="13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5cm" svg:height="4cm" svg:x="13.885cm" svg:y="13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3cm" svg:height="0.962cm" svg:x="9cm" svg:y="18.635cm">
          <draw:text-box>
            <text:p text:style-name="P11"><text:span text:style-name="T3">Show All</text:span></text:p>
          </draw:text-box>
        </draw:frame>
        <draw:frame draw:style-name="gr11" draw:text-style-name="P12" draw:layer="layout" svg:width="2.5cm" svg:height="0.962cm" svg:x="11.885cm" svg:y="1.385cm">
          <draw:text-box>
            <text:p text:style-name="P11"><text:span text:style-name="T3">About</text:span></text:p>
          </draw:text-box>
        </draw:frame>
        <draw:frame draw:style-name="gr11" draw:text-style-name="P12" draw:layer="layout" svg:width="2.5cm" svg:height="0.962cm" svg:x="14.198cm" svg:y="1.385cm">
          <draw:text-box>
            <text:p text:style-name="P11"><text:span text:style-name="T3">Work</text:span></text:p>
          </draw:text-box>
        </draw:frame>
        <draw:frame draw:style-name="gr12" draw:text-style-name="P12" draw:layer="layout" svg:width="2.75cm" svg:height="0.962cm" svg:x="16.385cm" svg:y="1.385cm">
          <draw:text-box>
            <text:p text:style-name="P11"><text:span text:style-name="T3">Contact</text:span></text:p>
          </draw:text-box>
        </draw:frame>
        <draw:frame draw:style-name="gr11" draw:text-style-name="P12" draw:layer="layout" svg:width="6.25cm" svg:height="0.962cm" svg:x="7.375cm" svg:y="21.885cm">
          <draw:text-box>
            <text:p text:style-name="P11"><text:span text:style-name="T3">Let’s Work Together</text:span></text:p>
          </draw:text-box>
        </draw:frame>
        <draw:custom-shape draw:style-name="gr13" draw:text-style-name="P13" draw:layer="layout" svg:width="7cm" svg:height="6.43cm" svg:x="1.635cm" svg:y="22.63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0.25cm" svg:height="1.5cm" svg:x="2.135cm" svg:y="23.385cm">
          <draw:text-box>
            <text:p/>
          </draw:text-box>
        </draw:frame>
        <draw:frame draw:style-name="gr15" draw:text-style-name="P4" draw:layer="layout" svg:width="5cm" svg:height="1.353cm" svg:x="2.885cm" svg:y="22.885cm">
          <draw:text-box>
            <text:p><text:span text:style-name="T4">Leave a Message</text:span></text:p>
          </draw:text-box>
        </draw:frame>
        <draw:custom-shape draw:style-name="gr16" draw:text-style-name="P10" draw:layer="layout" svg:width="6.25cm" svg:height="1cm" svg:x="1.885cm" svg:y="23.635cm">
          <text:p text:style-name="P14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25cm" svg:height="1cm" svg:x="1.885cm" svg:y="24.885cm">
          <text:p text:style-name="P14"><text:span text:style-name="T5">Email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6.25cm" svg:height="1.75cm" svg:x="1.885cm" svg:y="26.1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0.93cm" svg:x="1.885cm" svg:y="27.955cm">
          <text:p text:style-name="P15"><text:span text:style-name="T2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7cm" svg:height="6.43cm" svg:x="12.135cm" svg:y="22.635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5cm" svg:height="1.353cm" svg:x="14.135cm" svg:y="22.833cm">
          <draw:text-box>
            <text:p><text:span text:style-name="T4">Let’s connect</text:span></text:p>
          </draw:text-box>
        </draw:frame>
        <draw:g draw:name="folder-web 1">
          <draw:custom-shape draw:style-name="gr19" draw:text-style-name="P17" draw:layer="layout" svg:width="1cm" svg:height="1cm" svg:x="12.262cm" svg:y="23.74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0" draw:text-style-name="P18" draw:layer="layout" svg:width="0.486cm" svg:height="0.475cm" svg:x="12.515cm" svg:y="24.009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<text:p/>
          </draw:path>
          <draw:custom-shape draw:style-name="gr21" draw:text-style-name="P19" draw:layer="layout" svg:width="0.5cm" svg:height="0.5cm" svg:x="12.512cm" svg:y="23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mail 1">
          <draw:custom-shape draw:style-name="gr22" draw:text-style-name="P17" draw:layer="layout" svg:width="1cm" svg:height="1cm" svg:x="12.231cm" svg:y="24.94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3" draw:text-style-name="P20" draw:layer="layout" svg:width="0.499cm" svg:height="0.374cm" svg:x="12.48cm" svg:y="25.253cm" svg:viewBox="0 0 500 375" draw:points="0,0 500,0 500,375 0,375">
            <text:p/>
          </draw:polygon>
          <draw:polyline draw:style-name="gr24" draw:text-style-name="P21" draw:layer="layout" svg:width="0.399cm" svg:height="0.3cm" draw:transform="rotate (-0.644724625686706) translate (12.6605874971017cm 25.0128294263624cm)" svg:viewBox="0 0 400 301" draw:points="0,300 313,301 400,0">
            <text:p/>
          </draw:polyline>
        </draw:g>
        <draw:g draw:name="edit-link 1">
          <draw:custom-shape draw:style-name="gr25" draw:text-style-name="P17" draw:layer="layout" svg:width="1cm" svg:height="1cm" svg:x="12.2cm" svg:y="26.13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6" draw:text-style-name="P22" draw:layer="layout" svg:width="0.249cm" svg:height="0.124cm" svg:x="12.575cm" svg:y="26.569cm" svg:viewBox="0 0 250 125" draw:points="0,125 250,125 250,0 0,0">
            <text:p/>
          </draw:polygon>
          <draw:polyline draw:style-name="gr27" draw:text-style-name="P21" draw:layer="layout" svg:width="0.249cm" svg:height="0.186cm" draw:transform="rotate (1.5707963267949) translate (12.45cm 26.757cm)" svg:viewBox="0 0 250 187" draw:points="188,187 250,187 250,0 0,0 0,187 63,187">
            <text:p/>
          </draw:polyline>
          <draw:polyline draw:style-name="gr28" draw:text-style-name="P21" draw:layer="layout" svg:width="0.249cm" svg:height="0.187cm" draw:transform="rotate (-1.5707963267949) translate (12.95cm 26.507cm)" svg:viewBox="0 0 250 188" draw:points="62,188 0,188 0,0 250,0 250,188 187,188">
            <text:p/>
          </draw:polyline>
        </draw:g>
        <draw:g draw:name="call-start 1">
          <draw:custom-shape draw:style-name="gr29" draw:text-style-name="P17" draw:layer="layout" svg:width="1cm" svg:height="1cm" svg:x="12.294cm" svg:y="27.32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0" draw:text-style-name="P22" draw:layer="layout" svg:width="0.499cm" svg:height="0.499cm" draw:transform="rotate (-3.14159265358979) translate (13.043cm 28.077cm)" svg:viewBox="0 0 500 500" draw:points="0,125 62,187 125,187 312,375 312,437 375,500 437,500 500,437 500,374 125,0 62,0 0,62">
            <text:p/>
          </draw:polygon>
        </draw:g>
        <draw:frame draw:style-name="gr31" draw:text-style-name="P4" draw:layer="layout" svg:width="3.5cm" svg:height="1cm" svg:x="12.835cm" svg:y="23.885cm">
          <draw:text-box>
            <text:p><text:span text:style-name="T4">Facebook</text:span></text:p>
          </draw:text-box>
        </draw:frame>
        <draw:frame draw:style-name="gr31" draw:text-style-name="P4" draw:layer="layout" svg:width="3.5cm" svg:height="1cm" svg:x="12.935cm" svg:y="25.035cm">
          <draw:text-box>
            <text:p><text:span text:style-name="T4">Twitter</text:span></text:p>
          </draw:text-box>
        </draw:frame>
        <draw:frame draw:style-name="gr31" draw:text-style-name="P4" draw:layer="layout" svg:width="3.5cm" svg:height="1cm" svg:x="12.935cm" svg:y="26.235cm">
          <draw:text-box>
            <text:p><text:span text:style-name="T4">Github</text:span></text:p>
          </draw:text-box>
        </draw:frame>
        <draw:frame draw:style-name="gr15" draw:text-style-name="P4" draw:layer="layout" svg:width="4.25cm" svg:height="1.353cm" svg:x="12.935cm" svg:y="27.435cm">
          <draw:text-box>
            <text:p><text:span text:style-name="T4">Freecodecam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0:28:02.257543140</meta:creation-date>
    <dc:date>2022-05-04T11:25:04.183775235</dc:date>
    <meta:editing-duration>PT2M27S</meta:editing-duration>
    <meta:editing-cycles>1</meta:editing-cycles>
    <meta:document-statistic meta:object-count="45"/>
    <meta:generator>LibreOffice/7.2.2.2$Linux_X86_64 LibreOffice_project/20$Build-2</meta:generator>
  </office:meta>
</office:document-meta>
</file>